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2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ce181e" style:font-name="Times New Roman" fo:font-size="22pt" style:font-size-asian="22pt" style:font-size-complex="22pt"/>
    </style:style>
    <style:style style:name="P5" style:family="paragraph">
      <loext:graphic-properties draw:fill="none" draw:fill-color="#ffffff"/>
      <style:text-properties fo:color="#ce181e" style:font-name="Times New Roman" fo:font-size="22pt" style:font-size-asian="22pt" style:font-size-complex="22pt"/>
    </style:style>
    <style:style style:name="P6" style:family="paragraph">
      <style:text-properties fo:color="#ce181e" style:font-name="Times New Roman" fo:font-size="22pt"/>
    </style:style>
    <style:style style:name="P7" style:family="paragraph">
      <loext:graphic-properties draw:fill="none" draw:fill-color="#ffffff"/>
      <style:text-properties fo:color="#ce181e" style:font-name="Times New Roman" fo:font-size="22pt"/>
    </style:style>
    <style:style style:name="T1" style:family="text">
      <style:text-properties fo:color="#ce181e" style:font-name="Times New Roman" fo:font-size="22pt" fo:font-style="italic" style:font-size-asian="22pt" style:font-style-asian="italic" style:font-size-complex="22pt" style:font-style-complex="italic"/>
    </style:style>
    <style:style style:name="T2" style:family="text">
      <style:text-properties fo:color="#ce181e" style:font-name="Times New Roman" fo:font-size="22pt" style:font-size-asian="22pt" style:font-size-complex="22pt"/>
    </style:style>
    <style:style style:name="T3" style:family="text">
      <style:text-properties fo:color="#ce181e" style:font-name="Times New Roman" fo:font-style="italic" style:font-style-asian="italic" style:font-style-complex="italic"/>
    </style:style>
    <style:style style:name="T4" style:family="text">
      <style:text-properties fo:color="#ce181e"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16cm" svg:y1="3.458cm" svg:x2="17.256cm" svg:y2="3.458cm">
          <text:p/>
        </draw:line>
        <draw:custom-shape draw:style-name="gr2" draw:text-style-name="P2" xml:id="id1" draw:id="id1" draw:layer="layout" svg:width="0.305cm" svg:height="0.305cm" svg:x="2.778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205cm" svg:height="0.962cm" svg:x="2.351cm" svg:y="2.266cm">
          <draw:text-box>
            <text:p>25</text:p>
          </draw:text-box>
        </draw:frame>
        <draw:custom-shape draw:style-name="gr2" draw:text-style-name="P2" xml:id="id2" draw:id="id2" draw:layer="layout" svg:width="0.305cm" svg:height="0.305cm" svg:x="6.842cm" svg:y="3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814cm" svg:height="0.962cm" svg:x="6.352cm" svg:y="2.267cm">
          <draw:text-box>
            <text:p>125</text:p>
          </draw:text-box>
        </draw:frame>
        <draw:custom-shape draw:style-name="gr2" draw:text-style-name="P2" xml:id="id3" draw:id="id3" draw:layer="layout" svg:width="0.305cm" svg:height="0.305cm" svg:x="12.938cm" svg:y="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814cm" svg:height="0.962cm" svg:x="12.352cm" svg:y="2.268cm">
          <draw:text-box>
            <text:p>275</text:p>
          </draw:text-box>
        </draw:frame>
        <draw:line draw:style-name="gr1" draw:text-style-name="P1" draw:layer="layout" svg:x1="2.016cm" svg:y1="7.058cm" svg:x2="17.256cm" svg:y2="7.058cm">
          <text:p/>
        </draw:line>
        <draw:custom-shape draw:style-name="gr2" draw:text-style-name="P2" xml:id="id4" draw:id="id4" draw:layer="layout" svg:width="0.305cm" svg:height="0.305cm" svg:x="2.778cm" svg:y="6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05cm" svg:height="0.305cm" svg:x="6.842cm" svg:y="6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05cm" svg:height="0.305cm" svg:x="12.938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05cm" svg:height="0.305cm" svg:x="4.81cm" svg:y="6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05cm" svg:height="0.305cm" svg:x="8.874cm" svg:y="6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05cm" svg:height="0.305cm" svg:x="10.906cm" svg:y="6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05cm" svg:height="0.305cm" svg:x="14.97cm" svg:y="6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2.931cm" svg:y1="3.636cm" svg:x2="7.103cm" svg:y2="3.593cm" draw:start-shape="id1" draw:start-glue-point="8" draw:end-shape="id2" draw:end-glue-point="9" svg:d="M2931 3636c0 753 4172 774 4172-43" svg:viewBox="0 0 4173 611">
          <text:p/>
        </draw:connector>
        <draw:connector draw:style-name="gr5" draw:text-style-name="P1" draw:layer="layout" draw:type="curve" svg:x1="6.995cm" svg:y1="3.637cm" svg:x2="13.199cm" svg:y2="3.594cm" draw:start-shape="id2" draw:start-glue-point="8" draw:end-shape="id3" draw:end-glue-point="9" svg:d="M6995 3637c0 753 6204 774 6204-43" svg:viewBox="0 0 6205 611">
          <text:p/>
        </draw:connector>
        <draw:frame draw:style-name="gr6" draw:text-style-name="P5" draw:layer="layout" svg:width="2.885cm" svg:height="1.11cm" svg:x="3.329cm" svg:y="4.129cm">
          <draw:text-box>
            <text:p text:style-name="P4"><text:span text:style-name="T1">a</text:span><text:span text:style-name="T1">d</text:span><text:span text:style-name="T2">=</text:span><text:span text:style-name="T2">1</text:span><text:span text:style-name="T2">0</text:span><text:span text:style-name="T2">0</text:span></text:p>
          </draw:text-box>
        </draw:frame>
        <draw:frame draw:style-name="gr6" draw:text-style-name="P5" draw:layer="layout" svg:width="2.885cm" svg:height="1.11cm" svg:x="8.529cm" svg:y="4.129cm">
          <draw:text-box>
            <text:p text:style-name="P4"><text:span text:style-name="T1">bd</text:span><text:span text:style-name="T2">=15</text:span><text:span text:style-name="T2">0</text:span></text:p>
          </draw:text-box>
        </draw:frame>
        <draw:connector draw:style-name="gr7" draw:text-style-name="P1" draw:layer="layout" draw:type="curve" svg:x1="2.931cm" svg:y1="7.236cm" svg:x2="4.854cm" svg:y2="7.192cm" draw:start-shape="id4" draw:start-glue-point="8" draw:end-shape="id5" draw:end-glue-point="7" svg:d="M2931 7236c0 751 1923 773 1923-44" svg:viewBox="0 0 1924 611">
          <text:p/>
        </draw:connector>
        <draw:frame draw:style-name="gr6" draw:text-style-name="P7" draw:layer="layout" svg:width="2.106cm" svg:height="1.11cm" svg:x="2.829cm" svg:y="7.729cm">
          <draw:text-box>
            <text:p text:style-name="P6"><text:span text:style-name="T3">d</text:span><text:span text:style-name="T4">=50</text:span></text:p>
          </draw:text-box>
        </draw:frame>
        <draw:frame draw:style-name="gr3" draw:text-style-name="P3" draw:layer="layout" svg:width="1.205cm" svg:height="0.962cm" svg:x="2.352cm" svg:y="5.966cm">
          <draw:text-box>
            <text:p>25</text:p>
          </draw:text-box>
        </draw:frame>
        <draw:frame draw:style-name="gr3" draw:text-style-name="P3" draw:layer="layout" svg:width="1.205cm" svg:height="0.962cm" svg:x="4.353cm" svg:y="5.966cm">
          <draw:text-box>
            <text:p>75</text:p>
          </draw:text-box>
        </draw:frame>
        <draw:frame draw:style-name="gr3" draw:text-style-name="P3" draw:layer="layout" svg:width="1.758cm" svg:height="0.962cm" svg:x="6.254cm" svg:y="5.966cm">
          <draw:text-box>
            <text:p>125</text:p>
          </draw:text-box>
        </draw:frame>
        <draw:frame draw:style-name="gr3" draw:text-style-name="P3" draw:layer="layout" svg:width="1.758cm" svg:height="0.962cm" svg:x="8.354cm" svg:y="5.966cm">
          <draw:text-box>
            <text:p>175</text:p>
          </draw:text-box>
        </draw:frame>
        <draw:frame draw:style-name="gr3" draw:text-style-name="P3" draw:layer="layout" svg:width="1.758cm" svg:height="0.962cm" svg:x="10.354cm" svg:y="5.966cm">
          <draw:text-box>
            <text:p>225</text:p>
          </draw:text-box>
        </draw:frame>
        <draw:frame draw:style-name="gr3" draw:text-style-name="P3" draw:layer="layout" svg:width="1.758cm" svg:height="0.962cm" svg:x="12.254cm" svg:y="5.966cm">
          <draw:text-box>
            <text:p>275</text:p>
          </draw:text-box>
        </draw:frame>
        <draw:frame draw:style-name="gr3" draw:text-style-name="P3" draw:layer="layout" svg:width="1.758cm" svg:height="0.962cm" svg:x="14.454cm" svg:y="5.966cm">
          <draw:text-box>
            <text:p>32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1:03:50.433651708</meta:creation-date>
    <dc:date>2019-07-28T17:06:46.321060919</dc:date>
    <meta:editing-duration>PT22M47S</meta:editing-duration>
    <meta:editing-cycles>4</meta:editing-cycles>
    <meta:generator>LibreOffice/6.0.7.3$Linux_X86_64 LibreOffice_project/00m0$Build-3</meta:generator>
    <meta:document-statistic meta:object-count="28"/>
  </office:meta>
</office:document-meta>
</file>